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EVO Reset Service</text:p>
      <text:p text:style-name="P10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<text:soft-page-break/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<text:soft-page-break/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oft-page-break/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2-29T23:28:49.79</dc:date>
    <meta:editing-duration>PT463H22M42S</meta:editing-duration>
    <meta:editing-cycles>80</meta:editing-cycles>
    <meta:generator>OpenOffice.org/3.2$Win32 OpenOffice.org_project/320m18$Build-9502</meta:generator>
    <meta:document-statistic meta:table-count="0" meta:image-count="0" meta:object-count="0" meta:page-count="4" meta:paragraph-count="124" meta:word-count="1793" meta:character-count="12231"/>
  </office:meta>
</office:document-meta>
</file>